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4FF81E94.png" manifest:media-type=""/>
  <manifest:file-entry manifest:full-path="Pictures/100000000000005E0000005E1885C8B6.png" manifest:media-type=""/>
  <manifest:file-entry manifest:full-path="Pictures/100000000000005E0000005EB866A8A7.png" manifest:media-type=""/>
  <manifest:file-entry manifest:full-path="Pictures/100000000000005E0000005EB1FC5BD3.png" manifest:media-type=""/>
  <manifest:file-entry manifest:full-path="Pictures/100000000000005E0000005E7C5F649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hatch" draw:fill-hatch-name="Black_20_45_20_Degrees_20_Wid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615cm" svg:height="1.524cm" svg:x="18.992cm" svg:y="6.674cm" svg:viewBox="0 0 1616 1525" svg:d="m0 0c526 19 1054 38 1581 56 11 488 23 979 35 1469-514-22-1028-43-1541-66-26-486-51-974-75-1459z">
            <text:p/>
          </draw:path>
          <draw:path draw:style-name="gr1" draw:text-style-name="P1" draw:layer="layout" svg:width="1.537cm" svg:height="1.545cm" svg:x="19.142cm" svg:y="9.592cm" svg:viewBox="0 0 1538 1546" svg:d="m0 0c501 26 1002 51 1502 76 12 490 24 980 36 1470-487-29-976-58-1462-87-25-485-51-973-76-1459z">
            <text:p/>
          </draw:path>
          <draw:path draw:style-name="gr1" draw:text-style-name="P1" draw:layer="layout" svg:width="1.457cm" svg:height="1.565cm" svg:x="19.294cm" svg:y="12.511cm" svg:viewBox="0 0 1458 1566" svg:d="m0 0c474 32 949 65 1423 97 12 490 23 980 35 1469-460-37-921-73-1382-110-25-486-51-971-76-1456z">
            <text:p/>
          </draw:path>
          <draw:path draw:style-name="gr1" draw:text-style-name="P1" draw:layer="layout" svg:width="1.377cm" svg:height="1.593cm" svg:x="19.446cm" svg:y="15.422cm" svg:viewBox="0 0 1378 1594" svg:d="m0 0c447 42 895 82 1342 124 12 489 24 980 36 1470-434-46-868-92-1301-138-26-485-51-971-77-1456z">
            <text:p/>
          </draw:path>
          <draw:path draw:style-name="gr1" draw:text-style-name="P1" draw:layer="layout" svg:width="1.694cm" svg:height="1.505cm" svg:x="15.831cm" svg:y="6.561cm" svg:viewBox="0 0 1695 1506" svg:d="m0 0c526 19 1054 38 1581 56 37 483 76 967 114 1450-514-22-1028-44-1541-66-51-481-103-961-154-1440z">
            <text:p/>
          </draw:path>
          <draw:path draw:style-name="gr1" draw:text-style-name="P1" draw:layer="layout" svg:width="1.616cm" svg:height="1.525cm" svg:x="16.14cm" svg:y="9.438cm" svg:viewBox="0 0 1617 1526" svg:d="m0 0c499 26 1001 52 1501 77 39 483 77 966 116 1449-488-30-975-60-1462-90-52-477-104-958-155-1436z">
            <text:p/>
          </draw:path>
          <draw:path draw:style-name="gr1" draw:text-style-name="P1" draw:layer="layout" svg:width="1.537cm" svg:height="1.545cm" svg:x="16.451cm" svg:y="12.308cm" svg:viewBox="0 0 1538 1546" svg:d="m0 0c474 35 948 70 1422 103 38 480 77 962 116 1443-460-39-922-75-1382-114-52-477-104-953-156-1432z">
            <text:p/>
          </draw:path>
          <draw:path draw:style-name="gr1" draw:text-style-name="P1" draw:layer="layout" svg:width="1.457cm" svg:height="1.569cm" svg:x="16.765cm" svg:y="15.168cm" svg:viewBox="0 0 1458 1570" svg:d="m0 0c446 43 894 85 1341 128 38 480 78 961 117 1442-434-48-867-97-1301-143-52-476-105-952-157-1427z">
            <text:p/>
          </draw:path>
          <draw:path draw:style-name="gr1" draw:text-style-name="P1" draw:layer="layout" svg:width="1.615cm" svg:height="1.524cm" svg:x="17.526cm" svg:y="8.068cm" svg:viewBox="0 0 1616 1525" svg:d="m0 0c514 22 1027 45 1541 66 25 487 50 972 75 1459-500-25-1000-51-1501-77-38-483-77-965-115-1448z">
            <text:p/>
          </draw:path>
          <draw:path draw:style-name="gr1" draw:text-style-name="P1" draw:layer="layout" svg:width="1.536cm" svg:height="1.545cm" svg:x="17.757cm" svg:y="10.964cm" svg:viewBox="0 0 1537 1546" svg:d="m0 0c486 28 974 59 1461 87 26 486 50 972 76 1459-474-33-948-68-1421-100-39-482-78-965-116-1446z">
            <text:p/>
          </draw:path>
          <draw:path draw:style-name="gr1" draw:text-style-name="P1" draw:layer="layout" svg:width="1.456cm" svg:height="1.568cm" svg:x="17.989cm" svg:y="13.853cm" svg:viewBox="0 0 1457 1569" svg:d="m0 0c460 38 920 75 1380 113 26 485 52 971 77 1456-446-42-894-84-1340-126-40-480-78-962-117-1443z">
            <text:p/>
          </draw:path>
          <draw:path draw:style-name="gr1" draw:text-style-name="P1" draw:layer="layout" svg:width="1.772cm" svg:height="1.484cm" svg:x="12.67cm" svg:y="6.448cm" svg:viewBox="0 0 1773 1485" svg:d="m0 0c527 19 1053 37 1580 56 64 476 129 953 193 1429-513-22-1026-44-1539-66-78-473-156-947-234-1419z">
            <text:p/>
          </draw:path>
          <draw:path draw:style-name="gr1" draw:text-style-name="P1" draw:layer="layout" svg:width="1.695cm" svg:height="1.503cm" svg:x="13.137cm" svg:y="9.281cm" svg:viewBox="0 0 1696 1504" svg:d="m0 0c501 26 1001 54 1501 79 65 475 130 950 195 1425-486-31-973-61-1460-92-79-470-157-942-236-1412z">
            <text:p/>
          </draw:path>
          <draw:path draw:style-name="gr1" draw:text-style-name="P1" draw:layer="layout" svg:width="1.616cm" svg:height="1.52cm" svg:x="13.61cm" svg:y="12.102cm" svg:viewBox="0 0 1617 1521" svg:d="m0 0c473 35 946 69 1420 104 65 472 131 946 197 1417-460-39-920-78-1380-119-79-467-158-934-237-1402z">
            <text:p/>
          </draw:path>
          <draw:path draw:style-name="gr1" draw:text-style-name="P1" draw:layer="layout" svg:width="1.537cm" svg:height="1.543cm" svg:x="14.085cm" svg:y="14.904cm" svg:viewBox="0 0 1538 1544" svg:d="m0 0c447 45 893 89 1339 133 66 471 133 942 199 1411-433-48-865-98-1299-147-80-465-159-931-239-1397z">
            <text:p/>
          </draw:path>
          <draw:path draw:style-name="gr1" draw:text-style-name="P1" draw:layer="layout" svg:width="1.696cm" svg:height="1.504cm" svg:x="14.443cm" svg:y="7.934cm" svg:viewBox="0 0 1697 1505" svg:d="m0 0c514 23 1029 44 1542 68 51 480 103 959 155 1437-500-25-1002-52-1502-78-64-475-129-951-195-1427z">
            <text:p/>
          </draw:path>
          <draw:path draw:style-name="gr1" draw:text-style-name="P1" draw:layer="layout" svg:width="1.617cm" svg:height="1.521cm" svg:x="14.833cm" svg:y="10.785cm" svg:viewBox="0 0 1618 1522" svg:d="m0 0c487 30 975 60 1462 89 51 479 104 957 156 1433-474-32-948-67-1421-102-66-473-132-946-197-1420z">
            <text:p/>
          </draw:path>
          <draw:path draw:style-name="gr1" draw:text-style-name="P1" draw:layer="layout" svg:width="1.537cm" svg:height="1.545cm" svg:x="15.227cm" svg:y="13.622cm" svg:viewBox="0 0 1538 1546" svg:d="m0 0c459 40 920 79 1380 117 52 476 105 952 158 1429-447-44-894-87-1341-131-66-471-132-943-197-1415z">
            <text:p/>
          </draw:path>
          <draw:path draw:style-name="gr1" draw:text-style-name="P1" draw:layer="layout" svg:width="1.853cm" svg:height="1.463cm" svg:x="9.508cm" svg:y="6.335cm" svg:viewBox="0 0 1854 1464" svg:d="m0 0c527 18 1055 37 1581 56 91 469 183 939 273 1408-513-23-1027-46-1540-69-105-465-209-931-314-1395z">
            <text:p/>
          </draw:path>
          <draw:path draw:style-name="gr1" draw:text-style-name="P1" draw:layer="layout" svg:width="1.775cm" svg:height="1.479cm" svg:x="10.136cm" svg:y="9.12cm" svg:viewBox="0 0 1776 1480" svg:d="m0 0c499 27 1001 54 1500 81 92 467 185 933 276 1399-486-31-974-63-1460-94-106-461-212-924-316-1386z">
            <text:p/>
          </draw:path>
          <draw:path draw:style-name="gr1" draw:text-style-name="P1" draw:layer="layout" svg:width="1.697cm" svg:height="1.496cm" svg:x="10.769cm" svg:y="11.888cm" svg:viewBox="0 0 1698 1497" svg:d="m0 0c473 35 947 72 1420 107 92 464 185 927 278 1390-459-41-920-82-1379-123-107-458-213-917-319-1374z">
            <text:p/>
          </draw:path>
          <draw:path draw:style-name="gr1" draw:text-style-name="P1" draw:layer="layout" svg:width="1.618cm" svg:height="1.518cm" svg:x="11.407cm" svg:y="14.631cm" svg:viewBox="0 0 1619 1519" svg:d="m0 0c446 47 893 92 1339 138 93 460 187 921 280 1381-432-51-865-103-1298-154-107-455-214-909-321-1365z">
            <text:p/>
          </draw:path>
          <draw:path draw:style-name="gr1" draw:text-style-name="P1" draw:layer="layout" svg:width="1.775cm" svg:height="1.482cm" svg:x="11.362cm" svg:y="7.799cm" svg:viewBox="0 0 1776 1483" svg:d="m0 0c514 23 1029 45 1542 69 78 472 156 943 234 1414-500-27-1001-53-1502-80-90-467-182-935-274-1403z">
            <text:p/>
          </draw:path>
          <draw:path draw:style-name="gr1" draw:text-style-name="P1" draw:layer="layout" svg:width="1.697cm" svg:height="1.5cm" svg:x="11.912cm" svg:y="10.6cm" svg:viewBox="0 0 1698 1501" svg:d="m0 0c487 31 975 62 1461 93 79 469 158 939 237 1408-474-36-948-70-1421-107-92-463-185-929-277-1394z">
            <text:p/>
          </draw:path>
          <draw:path draw:style-name="gr1" draw:text-style-name="P1" draw:layer="layout" svg:width="1.618cm" svg:height="1.519cm" svg:x="12.466cm" svg:y="13.384cm" svg:viewBox="0 0 1619 1520" svg:d="m0 0c461 40 922 81 1381 119 80 467 159 935 238 1401-446-46-893-90-1339-135-93-461-187-923-280-1385z">
            <text:p/>
          </draw:path>
          <draw:path draw:style-name="gr1" draw:text-style-name="P1" draw:layer="layout" svg:width="1.931cm" svg:height="1.439cm" svg:x="6.35cm" svg:y="6.222cm" svg:viewBox="0 0 1932 1440" svg:d="m0 0c524 18 1052 37 1578 56 119 461 236 923 354 1384-513-23-1028-46-1541-70-131-456-263-914-391-1370z">
            <text:p/>
          </draw:path>
          <draw:path draw:style-name="gr1" draw:text-style-name="P1" draw:layer="layout" svg:width="1.856cm" svg:height="1.454cm" svg:x="7.136cm" svg:y="8.956cm" svg:viewBox="0 0 1857 1455" svg:d="m0 0c499 27 1000 55 1500 83 119 457 237 915 357 1372-487-31-975-65-1461-97-132-452-264-905-396-1358z">
            <text:p/>
          </draw:path>
          <draw:path draw:style-name="gr1" draw:text-style-name="P1" draw:layer="layout" svg:width="1.777cm" svg:height="1.47cm" svg:x="7.931cm" svg:y="11.666cm" svg:viewBox="0 0 1778 1471" svg:d="m0 0c472 38 946 75 1419 112 120 453 239 907 359 1359-459-41-919-84-1379-126-133-448-266-895-399-1345z">
            <text:p/>
          </draw:path>
          <draw:path draw:style-name="gr1" draw:text-style-name="P1" draw:layer="layout" svg:width="1.699cm" svg:height="1.49cm" svg:x="8.732cm" svg:y="14.349cm" svg:viewBox="0 0 1700 1491" svg:d="m0 0c445 47 892 95 1338 142 120 449 241 900 362 1349-432-54-864-106-1297-159-134-444-269-888-403-1332z">
            <text:p/>
          </draw:path>
          <draw:path draw:style-name="gr1" draw:text-style-name="P1" draw:layer="layout" svg:width="1.853cm" svg:height="1.457cm" svg:x="8.282cm" svg:y="7.663cm" svg:viewBox="0 0 1854 1458" svg:d="m0 0c514 22 1027 44 1540 67 104 465 209 928 314 1391-500-27-1000-54-1500-81-118-459-236-919-354-1377z">
            <text:p/>
          </draw:path>
          <draw:path draw:style-name="gr1" draw:text-style-name="P1" draw:layer="layout" svg:width="1.775cm" svg:height="1.475cm" svg:x="8.993cm" svg:y="10.411cm" svg:viewBox="0 0 1776 1476" svg:d="m0 0c485 32 972 63 1459 95 105 461 211 921 317 1381-473-37-946-74-1420-110-119-455-238-911-356-1366z">
            <text:p/>
          </draw:path>
          <draw:path draw:style-name="gr1" draw:text-style-name="P1" draw:layer="layout" svg:width="1.697cm" svg:height="1.494cm" svg:x="9.709cm" svg:y="13.136cm" svg:viewBox="0 0 1698 1495" svg:d="m0 0c459 43 918 84 1378 125 107 457 213 914 320 1370-446-46-892-93-1337-140-120-451-241-903-361-1355z">
            <text:p/>
          </draw:path>
        </draw:g>
        <draw:path draw:style-name="gr2" draw:text-style-name="P1" draw:layer="layout" svg:width="14.473cm" svg:height="10.793cm" svg:x="6.35cm" svg:y="6.222cm" svg:viewBox="0 0 14474 10794" svg:d="m2785 9459c-938-3119-1867-6271-2785-9459 4739 169 9481 339 14223 508 83 3429 167 6857 251 10286-3902-421-7798-866-11689-133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y_20_Gradient_20_3" draw:display-name="Gray Gradient 3" draw:style="linear" draw:start-color="#dddddd" draw:end-color="#808080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Blue_20_Crossed_20_0_20_Degrees" draw:display-name="Blue Crossed 0 Degrees" draw:style="double" draw:color="#000080" draw:distance="0.076cm" draw:rotation="900"/>
    <draw:fill-image draw:name="Aqua" xlink:href="Pictures/100000000000005E0000005E7C5F6493.png" xlink:type="simple" xlink:show="embed" xlink:actuate="onLoad"/>
    <draw:fill-image draw:name="Fiery" xlink:href="Pictures/100000000000005E0000005EB1FC5BD3.png" xlink:type="simple" xlink:show="embed" xlink:actuate="onLoad"/>
    <draw:fill-image draw:name="Linen" xlink:href="Pictures/100000000000005E0000005EB866A8A7.png" xlink:type="simple" xlink:show="embed" xlink:actuate="onLoad"/>
    <draw:fill-image draw:name="Red_20_Wall" draw:display-name="Red Wall" xlink:href="Pictures/100000000000005E0000005E1885C8B6.png" xlink:type="simple" xlink:show="embed" xlink:actuate="onLoad"/>
    <draw:fill-image draw:name="Wet" xlink:href="Pictures/100000000000005E0000005E4FF81E94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m </meta:initial-creator>
    <meta:creation-date>2014-01-15T23:43:11.437601839</meta:creation-date>
    <dc:date>2014-01-19T03:12:22.560755315</dc:date>
    <dc:creator>nom </dc:creator>
    <meta:editing-duration>P0D</meta:editing-duration>
    <meta:editing-cycles>1</meta:editing-cycles>
    <meta:generator>LibreOffice/4.1.4.2$Linux_X86_64 LibreOffice_project/410$Build-2</meta:generator>
    <meta:document-statistic meta:object-count="34"/>
  </office:meta>
</office:document-meta>
</file>